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56e" officeooo:paragraph-rsid="0011b56e"/>
    </style:style>
    <style:style style:name="P2" style:family="paragraph" style:parent-style-name="Standard">
      <style:paragraph-properties fo:text-align="center" style:justify-single-word="false"/>
      <style:text-properties fo:font-size="30pt" officeooo:rsid="0011b56e" officeooo:paragraph-rsid="0011b56e" style:font-size-asian="30pt" style:font-size-complex="30pt"/>
    </style:style>
    <style:style style:name="P3" style:family="paragraph" style:parent-style-name="Standard">
      <style:text-properties officeooo:rsid="00128f55" officeooo:paragraph-rsid="00128f55"/>
    </style:style>
    <style:style style:name="P4" style:family="paragraph" style:parent-style-name="Standard">
      <style:text-properties fo:font-weight="bold" officeooo:rsid="00128f55" officeooo:paragraph-rsid="00128f55" style:font-weight-asian="bold" style:font-weight-complex="bold"/>
    </style:style>
    <style:style style:name="P5" style:family="paragraph" style:parent-style-name="Standard">
      <style:text-properties officeooo:rsid="0013cda1" officeooo:paragraph-rsid="0013cda1"/>
    </style:style>
    <style:style style:name="P6" style:family="paragraph" style:parent-style-name="Standard">
      <style:text-properties officeooo:rsid="0014e4c7" officeooo:paragraph-rsid="0014e4c7"/>
    </style:style>
    <style:style style:name="T1" style:family="text">
      <style:text-properties officeooo:rsid="0013fefa"/>
    </style:style>
    <style:style style:name="T2" style:family="text">
      <style:text-properties officeooo:rsid="0014e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udy Guide for Week2</text:p>
      <text:p text:style-name="P1"/>
      <text:p text:style-name="P1"/>
      <text:p text:style-name="P4">Expectations</text:p>
      <text:p text:style-name="P4"/>
      <text:p text:style-name="P3">1. Take a look at the directories of linux and understand where most of the useful commands are sitting.</text:p>
      <text:p text:style-name="P3"/>
      <text:p text:style-name="P3">2. Pay attention to /dev and /proc directories</text:p>
      <text:p text:style-name="P3"/>
      <text:p text:style-name="P5">3. Keep learning the linux commands from the homework1 and our in-class lab note.</text:p>
      <text:p text:style-name="P5"/>
      <text:p text:style-name="P5">4. Certain commands like <text:span text:style-name="T1">mount, fdisk, blkid...etc are very useful for </text:span><text:span text:style-name="T2">handling disk and memories.</text:span></text:p>
      <text:p text:style-name="P5"/>
      <text:p text:style-name="P6">5. Other commands like monitoring processes, networking and listing hardwares are very important and we need to play around with those commands along with the basic commands of file systems.</text:p>
      <text:p text:style-name="P6"/>
      <text:p text:style-name="P6">6. VIM Editor which we will talk in next cla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6:51:17.432170156</meta:creation-date>
    <dc:date>2025-09-10T16:54:05.596648951</dc:date>
    <meta:editing-duration>PT2M46S</meta:editing-duration>
    <meta:editing-cycles>5</meta:editing-cycles>
    <meta:generator>LibreOffice/24.2.7.2$Linux_X86_64 LibreOffice_project/420$Build-2</meta:generator>
    <meta:print-date>2025-09-10T16:54:18.457785115</meta:print-date>
    <meta:printed-by>PDF files</meta:printed-by>
    <meta:document-statistic meta:table-count="0" meta:image-count="0" meta:object-count="0" meta:page-count="1" meta:paragraph-count="8" meta:word-count="101" meta:character-count="599" meta:non-whitespace-character-count="506"/>
  </office:meta>
</office:document-meta>
</file>